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T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7_5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5" style:family="text"/>
    <style:style style:name="T14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7" style:family="text"/>
    <style:style style:name="T14_8" style:family="text">
      <style:text-properties fo:font-style="italic" style:font-style-asian="italic" style:font-style-complex="italic" fo:language="none" fo:language-asian="none" fo:language-complex="none"/>
    </style:style>
    <style:style style:name="T14_9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T18_6" style:family="text"/>
    <style:style style:name="T18_7" style:family="text">
      <style:text-properties fo:color="#0000ee" fo:language="none" fo:language-asian="none" fo:language-complex="none" style:text-underline-style="solid" style:text-underline-color="font-color"/>
    </style:style>
    <style:style style:name="T18_8" style:family="text"/>
    <style:style style:name="T18_9" style:family="text">
      <style:text-properties fo:font-style="italic" style:font-style-asian="italic" style:font-style-complex="italic" fo:language="none" fo:language-asian="none" fo:language-complex="none"/>
    </style:style>
    <style:style style:name="T18_10" style:family="text"/>
    <style:style style:name="T18_1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8_12" style:family="text"/>
    <style:style style:name="P19" style:family="paragraph" style:parent-style-name="Normal">
      <style:paragraph-properties fo:margin-top="0.423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0_3" style:family="text"/>
    <style:style style:name="P21" style:family="paragraph" style:parent-style-name="Heading_20_3">
      <style:paragraph-properties fo:margin-top="0.496cm" fo:margin-bottom="0.496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T2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5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3_3" style:family="text"/>
    <style:style style:name="P24" style:family="paragraph" style:parent-style-name="Normal">
      <style:paragraph-properties fo:margin-top="0.423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</office:automatic-styles>
  <office:body>
    <office:text>
      <text:h text:style-name="P1" text:outline-level="1"><text:span text:style-name="T1_1">Common<text:s/>Address<text:s/>Encoding<text:s/>Forma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06<text:s/>16:30:3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When<text:s/>sending<text:s/>money<text:s/>to<text:s/>someone<text:s/>else<text:s/>using<text:s/>Bitcoin,<text:s/>Bitcoin<text:s/>Cash,<text:s/>Ethereum,<text:s/>or<text:s/>another<text:s/>cryptocurrency,<text:s/>you<text:s/>send<text:s/>funds<text:s/>to<text:s/>the<text:s/>other<text:s/>user's<text:s/></text:span><text:span text:style-name="T7_2">address</text:span><text:span text:style-name="T7_3">.<text:s/>This<text:s/>unique<text:s/>identifier<text:s/>for<text:s/>the<text:s/>other<text:s/>user's<text:s/>wallet<text:s/>may<text:s/>look<text:s/>like<text:s/>a<text:s/>"random"<text:s/>string<text:s/>of<text:s/>letters<text:s/>and<text:s/>numbers,<text:s/>like<text:s/>this:<text:s/></text:span><text:span text:style-name="T7_4">13GuDW2Km8TR6iCYP8E5QGhNky2ne7T17r</text:span><text:span text:style-name="T7_5">.<text:s/>(Note:<text:s/>this<text:s/>is<text:s/>just<text:s/>a<text:s/>random<text:s/>address;<text:s/>don't<text:s/>use<text:s/>it!).<text:s/>But<text:s/>there's<text:s/>actually<text:s/>quite<text:s/>a<text:s/>bit<text:s/>more<text:s/>going<text:s/>on<text:s/>behind<text:s/>the<text:s/>scenes<text:s/>when<text:s/>it<text:s/>comes<text:s/>to<text:s/>address<text:s/>encoding.<text:s/></text:span></text:p>
      <text:p text:style-name="P8"><text:span text:style-name="T8_1">Different<text:s/>cryptocurrencies<text:s/>use<text:s/>different<text:s/>schemes<text:s/>to<text:s/>turn<text:s/>raw<text:s/>address<text:s/>data<text:s/>into<text:s/>what<text:s/>you<text:s/>would<text:s/>actually<text:s/>copy<text:s/>and<text:s/>paste,<text:s/>type,<text:s/>or<text:s/>scan<text:s/>into<text:s/>a<text:s/>wallet<text:s/>for<text:s/>sending.<text:s/>In<text:s/>some<text:s/>cases,<text:s/>one<text:s/>cryptocurrency<text:s/>may<text:s/>support<text:s/>multiple<text:s/>encoding<text:s/>formats.<text:s/>Let's<text:s/>take<text:s/>a<text:s/>look<text:s/>at<text:s/>some<text:s/>of<text:s/>the<text:s/>most<text:s/>common<text:s/>formats<text:s/>used<text:s/>by<text:s/>major<text:s/>blockchains.</text:span></text:p>
      <text:h text:style-name="P9" text:outline-level="2"><text:span text:style-name="T9_1">Common<text:s/>Encoding<text:s/>Formats</text:span></text:h>
      <text:h text:style-name="P10" text:outline-level="3"><text:span text:style-name="T10_1">The<text:s/>OG<text:s/>Encoding<text:s/>format:<text:s/>base58check</text:span></text:h>
      <text:p text:style-name="P11"><text:span text:style-name="T11_1">The<text:s/>first<text:s/>major<text:s/>encoding<text:s/>format<text:s/>to<text:s/>appear<text:s/>is<text:s/>used<text:s/>most<text:s/>commonly<text:s/>in<text:s/>Bitcoin<text:s/>and<text:s/>Litecoin,<text:s/>the<text:s/>first<text:s/>major<text:s/>derivative<text:s/>of<text:s/>Bitcoin.<text:s/>This<text:s/>encoding<text:s/>format<text:s/>is<text:s/>known<text:s/>as<text:s/></text:span><text:span text:style-name="T11_2">base58check</text:span><text:span text:style-name="T11_3">,<text:s/>and<text:s/>addresses<text:s/>look<text:s/>like<text:s/>this:</text:span></text:p>
      <text:p text:style-name="P12"><text:span text:style-name="T12_1">13GuDW2Km8TR6iCYP8E5QGhNky2ne7T17r<text:s/></text:span></text:p>
      <text:p text:style-name="P13"><text:span text:style-name="T13_1">Base58check<text:s/>encoded<text:s/>addresses<text:s/>are<text:s/>generally<text:s/>derived<text:s/>using<text:s/>the<text:s/>same<text:s/>process<text:s/>(at<text:s/>least<text:s/>in<text:s/>the<text:s/>case<text:s/>of<text:s/>Bitcoin<text:s/>&amp;<text:s/>Litecoin).<text:s/>First,<text:s/>the<text:s/>raw<text:s/>address<text:s/>is<text:s/>derived<text:s/>using<text:s/>a<text:s/>two-step<text:s/>cryptographic<text:s/>hash<text:s/>-<text:s/>first<text:s/>SHA-256,<text:s/>and<text:s/>then<text:s/>RIPEMD160.<text:s/>This<text:s/>gives<text:s/>us<text:s/>a<text:s/>160<text:s/>bit<text:s/>(20<text:s/>byte)<text:s/>"pay<text:s/>to<text:s/>public<text:s/>key<text:s/>hash"<text:s/>address.<text:s/></text:span></text:p>
      <text:p text:style-name="P14"><text:span text:style-name="T14_1">To<text:s/>encode<text:s/>the<text:s/>address,<text:s/>a<text:s/></text:span><text:span text:style-name="T14_2">version<text:s/>byte<text:s/></text:span><text:span text:style-name="T14_3">is<text:s/>added<text:s/>to<text:s/>the<text:s/>front<text:s/>of<text:s/>the<text:s/>raw<text:s/>hash.<text:s/>For<text:s/>Bitcoin,<text:s/>this<text:s/>version<text:s/>byte<text:s/>(in<text:s/>hexadecimal<text:s/>format)<text:s/>is<text:s/></text:span><text:span text:style-name="T14_4">0x0</text:span><text:span text:style-name="T14_5">,<text:s/>and<text:s/>Litecoin<text:s/>uses<text:s/></text:span><text:span text:style-name="T14_6">0x3</text:span><text:span text:style-name="T14_7">.<text:s/>Next,<text:s/>a<text:s/></text:span><text:span text:style-name="T14_8">checksum</text:span><text:span text:style-name="T14_9"><text:s/>is<text:s/>generated,<text:s/>in<text:s/>order<text:s/>to<text:s/>help<text:s/>with<text:s/>error<text:s/>detection.<text:s/>The<text:s/>address<text:s/>including<text:s/>the<text:s/>version<text:s/>byte<text:s/>is<text:s/>hashed<text:s/>using<text:s/>SHA-256<text:s/>twice.<text:s/>The<text:s/>first<text:s/>32<text:s/>bits<text:s/>(4<text:s/>bytes)<text:s/>of<text:s/>the<text:s/>resulting<text:s/>hash<text:s/>is<text:s/>added<text:s/>to<text:s/>the<text:s/>end<text:s/>of<text:s/>the<text:s/>raw<text:s/>address.</text:span></text:p>
      <text:p text:style-name="P15"><text:span text:style-name="T15_1">Finally,<text:s/>the<text:s/>raw<text:s/>data<text:s/>is<text:s/>converted<text:s/>to<text:s/>base58.<text:s/>Base58<text:s/>is<text:s/>a<text:s/>number<text:s/>system,<text:s/>just<text:s/>like<text:s/>what<text:s/>we're<text:s/>used<text:s/>to<text:s/>with<text:s/>base<text:s/>10.<text:s/>But<text:s/>instead<text:s/>of<text:s/>digits<text:s/>0-9,<text:s/>base58<text:s/>uses<text:s/>this<text:s/>alphabet:<text:s/></text:span><text:span text:style-name="T15_2">123456789ABCDEFGHJKLMNPQRSTUVWXYZabcdefghijkmnopqrstuvwxyz<text:s/></text:span><text:span text:style-name="T15_3">.<text:s/>It's<text:s/>overall<text:s/>quite<text:s/>similar<text:s/>to<text:s/>the<text:s/>popular<text:s/>base64<text:s/>encoding,<text:s/>but<text:s/>omits<text:s/>certain<text:s/>characters<text:s/>that<text:s/>are<text:s/>difficult<text:s/>to<text:s/>distinguish<text:s/>when<text:s/>writing<text:s/>or<text:s/>reading.<text:s/>There's<text:s/>no<text:s/>0,<text:s/>uppercase<text:s/>O,<text:s/>lowercase<text:s/>l,<text:s/>uppercase<text:s/>I,<text:s/>or<text:s/>non<text:s/>alphanumeric<text:s/>characters.</text:span></text:p>
      <text:h text:style-name="P16" text:outline-level="3"><text:span text:style-name="T16_1">Base32-based:<text:s/>CashAddr<text:s/>and<text:s/>bech32</text:span></text:h>
      <text:p text:style-name="P17"><text:span text:style-name="T17_1">Over<text:s/>the<text:s/>last<text:s/>few<text:s/>years,<text:s/>base32<text:s/>based<text:s/>encoding<text:s/>schemes<text:s/>have<text:s/>become<text:s/>more<text:s/>popular<text:s/>to<text:s/>deal<text:s/>with<text:s/>some<text:s/>of<text:s/>the<text:s/>issues<text:s/>base58check<text:s/>addresses<text:s/>are<text:s/>known<text:s/>to<text:s/>have.<text:s/>base58check<text:s/>addresses<text:s/>are<text:s/>shorter,<text:s/>but<text:s/>the<text:s/>mixing<text:s/>of<text:s/>uppercase<text:s/>and<text:s/>lowercase<text:s/>letters<text:s/>can<text:s/>make<text:s/>critical<text:s/>address<text:s/>data<text:s/>ambiguous<text:s/>and<text:s/>hard<text:s/>to<text:s/>read<text:s/>and<text:s/>write.<text:s/>Base32-based<text:s/>schemes<text:s/>solve<text:s/>this<text:s/>problem<text:s/>by<text:s/>only<text:s/>using<text:s/>non-ambiguous<text:s/>lowercase<text:s/>letters<text:s/>and<text:s/>numbers.<text:s/></text:span></text:p>
      <text:p text:style-name="P18"><text:span text:style-name="T18_1">The<text:s/>first<text:s/>major<text:s/>currency<text:s/>to<text:s/>commonly<text:s/>use<text:s/>a<text:s/>base32-based<text:s/>system<text:s/>is<text:s/>Bitcoin<text:s/>Cash.<text:s/>BCH<text:s/>uses<text:s/>a<text:s/>special<text:s/>system<text:s/>called<text:s/></text:span><text:span text:style-name="T18_2">CashAddr</text:span><text:span text:style-name="T18_3"><text:s/>for<text:s/>distinguishing<text:s/>BTC<text:s/>and<text:s/>BCH<text:s/>addresses.<text:s/>Cashaddr,<text:s/>like<text:s/>base58check,<text:s/>prepends<text:s/>a<text:s/></text:span><text:span text:style-name="T18_4">version<text:s/>byte</text:span><text:span text:style-name="T18_5"><text:s/>to<text:s/>the<text:s/>public<text:s/>key<text:s/>hash.<text:s/>Version<text:s/>bytes<text:s/>for<text:s/>CashAddr<text:s/>can<text:s/>vary,<text:s/>as<text:s/>defined<text:s/>by<text:s/>the<text:s/></text:span><text:span text:style-name="T18_6"><text:a xlink:type="simple" xlink:href="https://github.com/bitcoincashorg/bitcoincash.org/blob/master/spec/cashaddr.md#version-byte"><text:span text:style-name="T18_7">specification</text:span></text:a></text:span><text:span text:style-name="T18_8">.<text:s/>The<text:s/>checksum<text:s/>uses<text:s/>a<text:s/>special<text:s/>algorithm<text:s/>to<text:s/>generate<text:s/>an<text:s/>error-detecting<text:s/>code<text:s/>called<text:s/>a<text:s/></text:span><text:span text:style-name="T18_9">BCH<text:s/>(Bose–Chaudhuri–Hocquenghem)<text:s/></text:span><text:span text:style-name="T18_10">code.<text:s/>The<text:s/>BCH<text:s/>code<text:s/>is<text:s/>the<text:s/>last<text:s/>40<text:s/>bits<text:s/>(5<text:s/>bytes)<text:s/>of<text:s/>the<text:s/>final<text:s/>address.<text:s/>The<text:s/>address<text:s/>often<text:s/>includes<text:s/>a<text:s/>prefix<text:s/>to<text:s/>indicate<text:s/>the<text:s/>blockchain<text:s/>it's<text:s/>used<text:s/>on<text:s/>as<text:s/>well,<text:s/>such<text:s/>as<text:s/></text:span><text:span text:style-name="T18_11">bitcoincash</text:span><text:span text:style-name="T18_12">.<text:s/>A<text:s/>CashAddr<text:s/>address<text:s/>looks<text:s/>like<text:s/>this:</text:span></text:p>
      <text:p text:style-name="P19"><text:span text:style-name="T19_1">bitcoincash:qqv0y9qvkwxcyjdwcm9f5zgelf8aapndhuc2u24x9n</text:span></text:p>
      <text:p text:style-name="P20"><text:span text:style-name="T20_1">Bitcoin<text:s/>(BTC)<text:s/>has<text:s/>introduced<text:s/>a<text:s/>similar<text:s/>system<text:s/>for<text:s/>segwit<text:s/>addresses<text:s/>only,<text:s/>called<text:s/>bech32.<text:s/>All<text:s/>of<text:s/>these<text:s/>addresses,<text:s/>when<text:s/>encoded,<text:s/>start<text:s/>with<text:s/></text:span><text:span text:style-name="T20_2">bc</text:span><text:span text:style-name="T20_3"><text:s/>for<text:s/>mainnet<text:s/>addresses,<text:s/>and<text:s/>also<text:s/>end<text:s/>with<text:s/>a<text:s/>BCH<text:s/>code<text:s/>for<text:s/>error<text:s/>detection.</text:span></text:p>
      <text:h text:style-name="P21" text:outline-level="3"><text:span text:style-name="T21_1">Hexadecimal<text:s/></text:span></text:h>
      <text:p text:style-name="P22"><text:span text:style-name="T22_1">The<text:s/>final<text:s/>encoding<text:s/>type<text:s/>we'll<text:s/>discuss<text:s/>is<text:s/>the<text:s/>one<text:s/>used<text:s/>most<text:s/>commonly<text:s/>in<text:s/>Ethereum:<text:s/>hexadecimal.<text:s/>Hexadecimal<text:s/>encoding<text:s/>(often<text:s/>referred<text:s/>to<text:s/>as<text:s/>"hex")<text:s/>is<text:s/>used<text:s/>very<text:s/>frequently<text:s/>in<text:s/>computer<text:s/>science<text:s/>outside<text:s/>of<text:s/>cryptocurrency.<text:s/>The<text:s/>hex<text:s/>number<text:s/>system<text:s/>is<text:s/></text:span><text:span text:style-name="T22_2">base16</text:span><text:span text:style-name="T22_3"><text:s/>and<text:s/>uses<text:s/>numbers<text:s/>and<text:s/>a<text:s/>few<text:s/>letters<text:s/>for<text:s/>its<text:s/>alphabet:<text:s/></text:span><text:span text:style-name="T22_4">0123456789abcdef</text:span><text:span text:style-name="T22_5">.<text:s/></text:span></text:p>
      <text:p text:style-name="P23"><text:span text:style-name="T23_1">Ethereum<text:s/>address<text:s/>derivation<text:s/>and<text:s/>encoding<text:s/>is<text:s/>quite<text:s/>simple<text:s/>compared<text:s/>to<text:s/>other<text:s/>common<text:s/>cryptocurrencies.<text:s/>There's<text:s/>no<text:s/>version<text:s/>byte,<text:s/>and<text:s/>no<text:s/>checksum<text:s/>(although<text:s/>a<text:s/>checksumming<text:s/>system<text:s/>has<text:s/>been<text:s/>introduced<text:s/>more<text:s/>recently,<text:s/>it's<text:s/>not<text:s/>covered<text:s/>here).<text:s/>The<text:s/>public<text:s/>key<text:s/>hash<text:s/>is<text:s/>simply<text:s/>encoded<text:s/>as<text:s/>hex,<text:s/>and<text:s/></text:span><text:span text:style-name="T23_2">0x</text:span><text:span text:style-name="T23_3"><text:s/>is<text:s/>added<text:s/>to<text:s/>the<text:s/>front.<text:s/>This<text:s/>is<text:s/>a<text:s/>common<text:s/>indicator<text:s/>for<text:s/>hex<text:s/>format<text:s/>outside<text:s/>of<text:s/>cryptocurrency.<text:s/>An<text:s/>ethereum<text:s/>address<text:s/>looks<text:s/>like<text:s/>this:</text:span></text:p>
      <text:p text:style-name="P24"><text:span text:style-name="T24_1">0xc257274276a4e539741ca11b590b9447b26a8051 </text:span></text:p>
      <text:p text:style-name="P25"><text:span text:style-name="T25_1">The<text:s/>advantage<text:s/>to<text:s/>base16<text:s/>is<text:s/>simplicity.<text:s/>There's<text:s/>only<text:s/>16<text:s/>characters,<text:s/>all<text:s/>very<text:s/>easy<text:s/>to<text:s/>distinguish<text:s/>from<text:s/>one<text:s/>another!<text:s/>That<text:s/>makes<text:s/>it<text:s/>a<text:s/>more<text:s/>hardy<text:s/>format<text:s/>for<text:s/>reading<text:s/>and<text:s/>writing.<text:s/>However,<text:s/>it<text:s/>ends<text:s/>up<text:s/>creating<text:s/>rather<text:s/>lengthy<text:s/>addresses<text:s/>-<text:s/>for<text:s/>every<text:s/>1<text:s/>byte<text:s/>of<text:s/>data,<text:s/>you<text:s/>end<text:s/>up<text:s/>with<text:s/>two<text:s/>characters<text:s/>in<text:s/>hex.<text:s/></text:span></text:p>
      <text:h text:style-name="P26" text:outline-level="2"><text:span text:style-name="T26_1">Encoding<text:s/>-<text:s/>Because<text:s/>People<text:s/>Aren't<text:s/>Computers</text:span></text:h>
      <text:p text:style-name="P27"><text:span text:style-name="T27_1">These<text:s/>encoding<text:s/>systems<text:s/>all<text:s/>exist<text:s/>for<text:s/>one<text:s/>simple<text:s/>reason<text:s/>-<text:s/>us<text:s/>meatbags<text:s/>aren't<text:s/>particularly<text:s/>adept<text:s/>at<text:s/>reading<text:s/>and<text:s/>writing<text:s/>raw<text:s/>binary<text:s/>data.<text:s/>So<text:s/>instead<text:s/>of<text:s/>long<text:s/>chains<text:s/>of<text:s/>binary<text:s/>data,<text:s/>we<text:s/>send<text:s/>each<text:s/>other<text:s/></text:span><text:span text:style-name="T27_2">encoded</text:span><text:span text:style-name="T27_3"><text:s/>addresses.<text:s/>Each<text:s/>of<text:s/>these<text:s/>common<text:s/>formats<text:s/>has<text:s/>its<text:s/>pros<text:s/>and<text:s/>cons<text:s/>when<text:s/>it<text:s/>comes<text:s/>to<text:s/>length,<text:s/>ease<text:s/>of<text:s/>use,<text:s/>and<text:s/>error<text:s/>detection.<text:s/>But<text:s/>in<text:s/>general,<text:s/>all<text:s/>of<text:s/>them<text:s/>are<text:s/>designed<text:s/>to<text:s/>make<text:s/>it<text:s/>easier<text:s/>for<text:s/>us<text:s/>to<text:s/>transact<text:s/>with<text:s/>these<text:s/>currencies<text:s/>without<text:s/>having<text:s/>to<text:s/>deal<text:s/>with<text:s/>raw<text:s/>binary<text:s/>data<text:s/>-<text:s/>thank<text:s/>goodness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mmon Address Encoding Forma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